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Tableau1" style:family="table">
      <style:table-properties style:width="16.51cm" style:rel-width="100%" fo:margin-left="0.002cm" fo:margin-top="0cm" fo:margin-bottom="0cm" table:align="left" style:writing-mode="page"/>
    </style:style>
    <style:style style:name="Tableau1.A" style:family="table-column">
      <style:table-column-properties style:column-width="8.255cm" style:rel-column-width="32767*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#e8e8e8" fo:padding-left="0.212cm" fo:padding-right="0.212cm" fo:padding-top="0.141cm" fo:padding-bottom="0.141cm" fo:border="0.1pt solid #cccccc">
        <style:background-image/>
      </style:table-cell-properties>
    </style:style>
    <style:style style:name="Tableau1.A2" style:family="table-cell">
      <style:table-cell-properties fo:padding-left="0.212cm" fo:padding-right="0.212cm" fo:padding-top="0.141cm" fo:padding-bottom="0.141cm" fo:border="0.1pt solid #cccccc"/>
    </style:style>
    <style:style style:name="Tableau1.B2" style:family="table-cell">
      <style:table-cell-properties fo:padding-left="0.212cm" fo:padding-right="0.212cm" fo:padding-top="0.141cm" fo:padding-bottom="0.141cm" fo:border="0.1pt solid #cccccc"/>
    </style:style>
    <style:style style:name="Tableau1.A3" style:family="table-cell">
      <style:table-cell-properties fo:padding-left="0.212cm" fo:padding-right="0.212cm" fo:padding-top="0.141cm" fo:padding-bottom="0.141cm" fo:border="0.1pt solid #cccccc"/>
    </style:style>
    <style:style style:name="Tableau1.B3" style:family="table-cell">
      <style:table-cell-properties fo:padding-left="0.212cm" fo:padding-right="0.212cm" fo:padding-top="0.141cm" fo:padding-bottom="0.141cm" fo:border="0.1pt solid #cccccc"/>
    </style:style>
    <style:style style:name="Tableau1.A4" style:family="table-cell">
      <style:table-cell-properties fo:padding-left="0.212cm" fo:padding-right="0.212cm" fo:padding-top="0.141cm" fo:padding-bottom="0.141cm" fo:border="0.1pt solid #cccccc"/>
    </style:style>
    <style:style style:name="Tableau1.B4" style:family="table-cell">
      <style:table-cell-properties fo:padding-left="0.212cm" fo:padding-right="0.212cm" fo:padding-top="0.141cm" fo:padding-bottom="0.141cm" fo:border="0.1pt solid #cccccc"/>
    </style:style>
    <style:style style:name="Tableau1.A5" style:family="table-cell">
      <style:table-cell-properties fo:padding-left="0.212cm" fo:padding-right="0.212cm" fo:padding-top="0.141cm" fo:padding-bottom="0.141cm" fo:border="0.1pt solid #cccccc"/>
    </style:style>
    <style:style style:name="Tableau1.B5" style:family="table-cell">
      <style:table-cell-properties fo:padding-left="0.212cm" fo:padding-right="0.212cm" fo:padding-top="0.141cm" fo:padding-bottom="0.141cm" fo:border="0.1pt solid #cccccc"/>
    </style:style>
    <style:style style:name="P1" style:family="paragraph" style:parent-style-name="Heading_20_2">
      <style:paragraph-properties fo:margin-top="0cm" fo:margin-bottom="0.353cm" style:contextual-spacing="false"/>
      <style:text-properties officeooo:rsid="00055307" officeooo:paragraph-rsid="00055307"/>
    </style:style>
    <style:style style:name="P2" style:family="paragraph" style:parent-style-name="Standard">
      <style:paragraph-properties fo:margin-top="0cm" fo:margin-bottom="0.353cm" style:contextual-spacing="false"/>
    </style:style>
    <style:style style:name="P3" style:family="paragraph" style:parent-style-name="Standard">
      <style:paragraph-properties fo:margin-top="0cm" fo:margin-bottom="0.353cm" style:contextual-spacing="false"/>
      <style:text-properties officeooo:paragraph-rsid="00055307"/>
    </style:style>
    <style:style style:name="P4" style:family="paragraph" style:parent-style-name="Standard">
      <style:paragraph-properties fo:margin-top="0cm" fo:margin-bottom="0.353cm" style:contextual-spacing="false"/>
      <style:text-properties officeooo:rsid="0003a47c" officeooo:paragraph-rsid="0005530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5530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Guide d'utilisation Make.com</text:h>
      <text:p text:style-name="P2">Service d'automatisation qui connecte le formulaire à l'envoi de SMS via Brevo.</text:p>
      <text:h text:style-name="Heading_20_2" text:outline-level="2">Accès au tableau de bord</text:h>
      <text:p text:style-name="P2">URL : https://www.make.com</text:p>
      <text:p text:style-name="P2">Identifiants :</text:p>
      <text:p text:style-name="P2">- Identifiant : contact.hautsommet@gmail.com</text:p>
      <text:p text:style-name="P2">- Mot de passe : Monguideenergie13@</text:p>
      <text:h text:style-name="Heading_20_2" text:outline-level="2">Informations du compte</text:h>
      <table:table table:name="Tableau1" table:style-name="Tableau1">
        <table:table-column table:style-name="Tableau1.A" table:number-columns-repeated="2"/>
        <table:table-row table:style-name="Tableau1.1">
          <table:table-cell table:style-name="Tableau1.A1" office:value-type="string">
            <text:p text:style-name="Standard"><text:span text:style-name="T1">Élément</text:span></text:p>
          </table:table-cell>
          <table:table-cell table:style-name="Tableau1.A1" office:value-type="string">
            <text:p text:style-name="Standard"><text:span text:style-name="T1">Valeur</text:span></text:p>
          </table:table-cell>
        </table:table-row>
        <table:table-row table:style-name="Tableau1.1">
          <table:table-cell table:style-name="Tableau1.A2" office:value-type="string">
            <text:p text:style-name="Standard"><text:span text:style-name="T2">Nom du scénario</text:span></text:p>
          </table:table-cell>
          <table:table-cell table:style-name="Tableau1.B2" office:value-type="string">
            <text:p text:style-name="Standard"><text:span text:style-name="T2">EnvoiSMS</text:span></text:p>
          </table:table-cell>
        </table:table-row>
        <table:table-row table:style-name="Tableau1.1">
          <table:table-cell table:style-name="Tableau1.A3" office:value-type="string">
            <text:p text:style-name="Standard"><text:span text:style-name="T2">Webhook URL</text:span></text:p>
          </table:table-cell>
          <table:table-cell table:style-name="Tableau1.B3" office:value-type="string">
            <text:p text:style-name="Standard"><text:span text:style-name="T2">https://hook.eu1.make.com/g3wux52p3qbyxtrh94g0ey88espxeiag</text:span></text:p>
          </table:table-cell>
        </table:table-row>
        <table:table-row table:style-name="Tableau1.1">
          <table:table-cell table:style-name="Tableau1.A4" office:value-type="string">
            <text:p text:style-name="Standard"><text:span text:style-name="T2">Clé API sécurité</text:span></text:p>
          </table:table-cell>
          <table:table-cell table:style-name="Tableau1.B4" office:value-type="string">
            <text:p text:style-name="Standard"><text:span text:style-name="T2">Hs2026SecretWebhook!PAC-Marseille</text:span></text:p>
          </table:table-cell>
        </table:table-row>
        <table:table-row table:style-name="Tableau1.1">
          <table:table-cell table:style-name="Tableau1.A5" office:value-type="string">
            <text:p text:style-name="Standard"><text:span text:style-name="T2">Quota mensuel</text:span></text:p>
          </table:table-cell>
          <table:table-cell table:style-name="Tableau1.B5" office:value-type="string">
            <text:p text:style-name="Standard"><text:span text:style-name="T2">1000 opérations (plan gratuit)</text:span></text:p>
          </table:table-cell>
        </table:table-row>
      </table:table>
      <text:h text:style-name="Heading_20_2" text:outline-level="2">Vérifier que le scénario est actif</text:h>
      <text:p text:style-name="P2">1. Se connecter à Make.com.</text:p>
      <text:p text:style-name="P2">2. Cliquer sur Scenarios dans le menu.</text:p>
      <text:p text:style-name="P2">3. Vérifier que le scénario EnvoiSMS a le statut Active (interrupteur vert).</text:p>
      <text:p text:style-name="P2">4. Si le statut est OFF, cliquer sur l'interrupteur pour l'activer.</text:p>
      <text:h text:style-name="Heading_20_2" text:outline-level="2">Consulter l'historique des exécutions</text:h>
      <text:p text:style-name="P2">1. Ouvrir le scénario EnvoiSMS.</text:p>
      <text:p text:style-name="P2">2. Cliquer sur History en haut.</text:p>
      <text:p text:style-name="P2">3. La liste des exécutions s'affiche avec leur statut.</text:p>
      <text:p text:style-name="P2">4. Cliquer sur une exécution pour voir les détails.</text:p>
      <text:h text:style-name="Heading_20_2" text:outline-level="2">Consulter les logs du webhook</text:h>
      <text:p text:style-name="P2">1. Dans le menu de gauche, cliquer sur Webhooks.</text:p>
      <text:p text:style-name="P2"><text:soft-page-break/>2. Cliquer sur EnvoiSMS.</text:p>
      <text:p text:style-name="P2">3. Cliquer sur Logs pour voir les requêtes reçues.</text:p>
      <text:h text:style-name="Heading_20_2" text:outline-level="2">En cas de problème</text:h>
      <text:p text:style-name="P2">Si les SMS ne partent plus :</text:p>
      <text:p text:style-name="P2">1. Vérifier que le scénario est actif.</text:p>
      <text:p text:style-name="P2">2. Vérifier les logs du webhook pour voir si les requêtes arrivent.</text:p>
      <text:p text:style-name="P2">3. Vérifier le solde de crédits SMS dans Brevo.</text:p>
      <text:p text:style-name="P2">4. Vérifier que le quota mensuel Make.com n'est pas dépassé.</text:p>
      <text:h text:style-name="Heading_20_2" text:outline-level="2">Sécurité</text:h>
      <text:p text:style-name="P2">Le webhook est protégé par une clé API. Ne jamais partager cette clé.</text:p>
      <text:p text:style-name="P3">La clé est configurée dans le fichier sms.js du site et dans les paramètres du webhook Make.com.</text:p>
      <text:h text:style-name="P1" text:outline-level="2">En cas de problème</text:h>
      <text:p text:style-name="P4"><text:span text:style-name="T3">V</text:span>euillez contacter le webmaster aux coordonnées suivantes :</text:p>
      <text:p text:style-name="P4">Mr Maachaoui</text:p>
      <text:p text:style-name="P4">Adresse mail : <text:a xlink:type="simple" xlink:href="mailto:smaachaoui@outlook.com" text:style-name="Internet_20_link" text:visited-style-name="Visited_20_Internet_20_Link">smaachaoui@outlook.com</text:a></text:p>
      <text:p text:style-name="P4">Numéro de téléphone : 0664692855</text:p>
      <text:h text:style-name="Heading_20_2" text:outline-level="2">Support</text:h>
      <text:p text:style-name="P2">Documentation : https://www.make.com/en/help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fr" fo:country="FR" style:letter-kerning="false" style:font-name-asian="Arial2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2pt" fo:language="fr" fo:country="FR" style:letter-kerning="false" style:font-name-asian="Arial2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class="chapter">
      <style:text-properties fo:font-size="28pt" style:font-size-asian="28pt" style:font-size-complex="28pt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423cm" fo:margin-bottom="0.423cm" style:contextual-spacing="false"/>
      <style:text-properties style:font-name="Arial1" fo:font-family="Arial" style:font-family-generic="swiss" style:font-pitch="variable" fo:font-size="18pt" fo:font-weight="bold" style:font-name-asian="Arial2" style:font-family-asian="Arial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18cm" fo:margin-bottom="0.318cm" style:contextual-spacing="false"/>
      <style:text-properties style:font-name="Arial1" fo:font-family="Arial" style:font-family-generic="swiss" style:font-pitch="variable" fo:font-size="14pt" fo:font-weight="bold" style:font-name-asian="Arial2" style:font-family-asian="Arial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12cm" fo:margin-bottom="0.212cm" style:contextual-spacing="false"/>
      <style:text-properties style:font-name="Arial1" fo:font-family="Arial" style:font-family-generic="swiss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Heading_20_4" style:display-name="Heading 4" style:family="paragraph" style:parent-style-name="Heading" style:class="text"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parent-style-name="Heading" style:class="text">
      <style:text-properties fo:color="#2e74b5" loext:opacity="100%"/>
    </style:style>
    <style:style style:name="Heading_20_6" style:display-name="Heading 6" style:family="paragraph" style:parent-style-name="Heading" style:class="text">
      <style:text-properties fo:color="#1f4d78" loext:opacity="100%"/>
    </style:style>
    <style:style style:name="Strong_20_Emphasis" style:display-name="Strong Emphasis" style:family="paragraph">
      <style:text-properties fo:font-weight="bold" style:font-weight-asian="bold" style:font-weight-complex="bold"/>
    </style:style>
    <style:style style:name="List_20_Paragraph" style:display-name="List Paragraph" style:family="paragraph"/>
    <style:style style:name="Footnote" style:family="paragraph" style:parent-style-name="Standard" loext:linked-style-name="Footnote_20_Text_20_Char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n-named</meta:initial-creator>
    <meta:editing-cycles>3</meta:editing-cycles>
    <meta:creation-date>2026-01-15T16:20:46.359000000</meta:creation-date>
    <dc:date>2026-01-15T17:49:19.643256157</dc:date>
    <meta:editing-duration>PT3M11S</meta:editing-duration>
    <meta:generator>LibreOffice/24.2.7.2$Linux_X86_64 LibreOffice_project/420$Build-2</meta:generator>
    <meta:document-statistic meta:table-count="1" meta:image-count="0" meta:object-count="0" meta:page-count="2" meta:paragraph-count="48" meta:word-count="265" meta:character-count="1706" meta:non-whitespace-character-count="1489"/>
  </office:meta>
</office:document-meta>
</file>